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6b46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4db71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60809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2a434" officeooo:paragraph-rsid="0042a43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bold" officeooo:rsid="003fbd81" officeooo:paragraph-rsid="0044db71" style:font-size-asian="12pt" style:font-weight-asian="bold" style:font-size-complex="12pt" style:font-weight-complex="bold"/>
    </style:style>
    <style:style style:name="P7" style:family="paragraph" style:parent-style-name="Standard" style:list-style-name="L2">
      <style:text-properties style:font-name="Nimbus Sans L" fo:font-size="12pt" officeooo:paragraph-rsid="0044db71" style:font-size-asian="12pt" style:font-size-complex="12pt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1dd29" officeooo:paragraph-rsid="0031dd29" style:font-size-asian="12pt" style:font-size-complex="12pt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4c36d" officeooo:paragraph-rsid="003b22a9" style:font-size-asian="12pt" style:font-size-complex="12pt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3b22a9" officeooo:paragraph-rsid="003b22a9" style:font-size-asian="12pt" style:font-size-complex="12pt"/>
    </style:style>
    <style:style style:name="P11" style:family="paragraph" style:parent-style-name="Standard" style:list-style-name="L2">
      <style:paragraph-properties fo:margin-top="0cm" fo:margin-bottom="0cm" loext:contextual-spacing="false"/>
      <style:text-properties style:font-name="Nimbus Sans L" fo:font-size="12pt" officeooo:rsid="001f20ca" officeooo:paragraph-rsid="0044db71" style:font-size-asian="12pt" style:font-size-complex="12pt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b22a9" officeooo:paragraph-rsid="003b22a9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b22a9" officeooo:paragraph-rsid="003bf0fd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bf0fd" officeooo:paragraph-rsid="003bf0fd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dd8e9" officeooo:paragraph-rsid="003dd8e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3dd8e9" officeooo:paragraph-rsid="0047e88c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officeooo:paragraph-rsid="00385e1d"/>
    </style:style>
    <style:style style:name="P18" style:family="paragraph" style:parent-style-name="Standard">
      <style:paragraph-properties fo:margin-top="0cm" fo:margin-bottom="0cm" loext:contextual-spacing="false"/>
      <style:text-properties style:font-name="Nimbus Sans L" officeooo:paragraph-rsid="0044db71"/>
    </style:style>
    <style:style style:name="P19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style:page-number="auto" fo:background-color="transparent" fo:keep-with-next="auto"/>
      <style:text-properties style:font-name="Nimbus Sans L" fo:font-size="12pt" fo:font-weight="normal" officeooo:rsid="003dd8e9" officeooo:paragraph-rsid="0047e88c" style:font-size-asian="12pt" style:font-weight-asian="normal" style:font-size-complex="12pt" style:font-weight-complex="normal"/>
    </style:style>
    <style:style style:name="P20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weight="bold" officeooo:rsid="002e8f86" officeooo:paragraph-rsid="001b1967" style:font-weight-asian="bold" style:font-weight-complex="bold"/>
    </style:style>
    <style:style style:name="P21" style:family="paragraph" style:parent-style-name="Heading_20_2">
      <style:paragraph-properties fo:margin-top="0cm" fo:margin-bottom="0cm" loext:contextual-spacing="false"/>
      <style:text-properties style:font-name="Nimbus Sans L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officeooo:rsid="0021e7f6"/>
    </style:style>
    <style:style style:name="T4" style:family="text">
      <style:text-properties officeooo:rsid="0026b69d"/>
    </style:style>
    <style:style style:name="T5" style:family="text">
      <style:text-properties fo:font-weight="bold" officeooo:rsid="002b24f5" style:font-weight-asian="bold" style:font-weight-complex="bold"/>
    </style:style>
    <style:style style:name="T6" style:family="text">
      <style:text-properties fo:font-weight="bold" officeooo:rsid="0042a434" style:font-weight-asian="bold" style:font-weight-complex="bold"/>
    </style:style>
    <style:style style:name="T7" style:family="text">
      <style:text-properties officeooo:rsid="002e8f86"/>
    </style:style>
    <style:style style:name="T8" style:family="text">
      <style:text-properties officeooo:rsid="00304b7e"/>
    </style:style>
    <style:style style:name="T9" style:family="text">
      <style:text-properties officeooo:rsid="0031dd2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ec291" style:font-weight-asian="normal" style:font-weight-complex="normal"/>
    </style:style>
    <style:style style:name="T12" style:family="text">
      <style:text-properties fo:font-weight="normal" officeooo:rsid="0034c36d" style:font-weight-asian="normal" style:font-weight-complex="normal"/>
    </style:style>
    <style:style style:name="T13" style:family="text">
      <style:text-properties fo:font-weight="normal" officeooo:rsid="0037294c" style:font-weight-asian="normal" style:font-weight-complex="normal"/>
    </style:style>
    <style:style style:name="T14" style:family="text">
      <style:text-properties fo:font-weight="normal" officeooo:rsid="0031dd29" style:font-weight-asian="normal" style:font-weight-complex="normal"/>
    </style:style>
    <style:style style:name="T15" style:family="text">
      <style:text-properties fo:font-weight="normal" officeooo:rsid="003b22a9" style:font-weight-asian="normal" style:font-weight-complex="normal"/>
    </style:style>
    <style:style style:name="T16" style:family="text">
      <style:text-properties fo:font-weight="normal" officeooo:rsid="001719a5" style:font-weight-asian="normal" style:font-weight-complex="normal"/>
    </style:style>
    <style:style style:name="T17" style:family="text">
      <style:text-properties officeooo:rsid="00385e1d"/>
    </style:style>
    <style:style style:name="T18" style:family="text">
      <style:text-properties officeooo:rsid="0039d2fa"/>
    </style:style>
    <style:style style:name="T19" style:family="text">
      <style:text-properties officeooo:rsid="00407694"/>
    </style:style>
    <style:style style:name="T20" style:family="text">
      <style:text-properties officeooo:rsid="00445e06"/>
    </style:style>
    <style:style style:name="T21" style:family="text">
      <style:text-properties style:text-position="0% 100%" fo:font-weight="bold" officeooo:rsid="00a65559" style:font-weight-asian="bold" style:font-weight-complex="bold"/>
    </style:style>
    <style:style style:name="T22" style:family="text">
      <style:text-properties style:text-position="0% 100%" fo:font-weight="normal" officeooo:rsid="00a65559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bold" officeooo:rsid="00407694" style:font-weight-asian="bold" style:font-weight-complex="bold"/>
    </style:style>
    <style:style style:name="T24" style:family="text">
      <style:text-properties fo:font-size="12pt" officeooo:rsid="00385e1d" style:font-size-asian="12pt" style:font-size-complex="12pt"/>
    </style:style>
    <style:style style:name="T25" style:family="text">
      <style:text-properties fo:font-size="12pt" officeooo:rsid="001f20ca" style:font-size-asian="12pt" style:font-size-complex="12pt"/>
    </style:style>
    <style:style style:name="T26" style:family="text">
      <style:text-properties fo:font-size="12pt" officeooo:rsid="0039d2fa" style:font-size-asian="12pt" style:font-size-complex="12pt"/>
    </style:style>
    <style:style style:name="T27" style:family="text">
      <style:text-properties fo:font-size="12pt" officeooo:rsid="0031dd29" style:font-size-asian="12pt" style:font-size-complex="12pt"/>
    </style:style>
    <style:style style:name="T28" style:family="text">
      <style:text-properties fo:font-size="12pt" officeooo:rsid="0021e7f6" style:font-size-asian="12pt" style:font-size-complex="12pt"/>
    </style:style>
    <style:style style:name="T29" style:family="text">
      <style:text-properties fo:font-size="16pt" style:text-underline-style="solid" style:text-underline-width="auto" style:text-underline-color="font-color" fo:font-weight="bold" officeooo:rsid="00445e06" style:font-size-asian="16pt" style:font-weight-asian="bold" style:font-size-complex="16pt" style:font-weight-complex="bold"/>
    </style:style>
    <style:style style:name="T30" style:family="text">
      <style:text-properties fo:font-size="16pt" style:text-underline-style="solid" style:text-underline-width="auto" style:text-underline-color="font-color" fo:font-weight="bold" officeooo:rsid="001f20ca" style:font-size-asian="16pt" style:font-weight-asian="bold" style:font-size-complex="16pt" style:font-weight-complex="bold"/>
    </style:style>
    <style:style style:name="T31" style:family="text">
      <style:text-properties fo:font-size="16pt" style:text-underline-style="solid" style:text-underline-width="auto" style:text-underline-color="font-color" fo:font-weight="bold" officeooo:rsid="00407694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itle>East Cougals - Red Cord Hike - V1.0</text:title></text:p>
      <text:p text:style-name="P2">Phil Shepherd – <text:span text:style-name="T7">Aug 2017</text:span></text:p>
      <text:p text:style-name="P4"><text:span text:style-name="T5"><text:line-break/>MAP:<text:tab/><text:tab/><text:tab/></text:span><text:span text:style-name="T8">Springbrook 9541-13</text:span><text:line-break/><text:span text:style-name="T21">Grid Ref Zone:<text:tab/></text:span><text:span text:style-name="T22">MGRS </text:span><text:span text:style-name="T2">56JNP..</text:span></text:p>
      <text:p text:style-name="P21"><text:bookmark text:name="_ziezjcnq6h47"/><text:span text:style-name="T23">Hike – Garden of Eden Road to East Cougals Peak</text:span></text:p>
      <text:p text:style-name="P18"><text:span text:style-name="T25">An interesting </text:span><text:span text:style-name="T26">8km </text:span><text:span text:style-name="T25">hike </text:span><text:span text:style-name="T27">to the summit of East Cougals with limited navigational challenges, but significant danger on the final summit ascent.</text:span><text:span text:style-name="T25"> <text:s/></text:span><text:span text:style-name="T26">Magnificient </text:span><text:span text:style-name="T25">views </text:span><text:span text:style-name="T28">from the summit. <text:s/>Approximately 400m of ascent/descent.</text:span></text:p>
      <text:p text:style-name="P3"/>
      <text:p text:style-name="P3">Reconnais<text:span text:style-name="T4">s</text:span>ance of the route is ESSENTIAL before taking youth members. <text:s/><text:span text:style-name="T9">The summit ascent requires scrambling over steep, loose ground, with some danger of falling. <text:s/>The summit is surrounded by cliffs. <text:s/>Risk can be minimized using handlines, and plenty of adults guarding the steep sections.</text:span></text:p>
      <text:p text:style-name="P3"/>
      <text:p text:style-name="P6">There is NO water on route.</text:p>
      <text:list xml:id="list2774560462" text:style-name="L1">
        <text:list-item>
          <text:p text:style-name="P17"><text:span text:style-name="T24">The route follows the NSW/QLD border fence </text:span></text:p>
        </text:list-item>
        <text:list-item>
          <text:p text:style-name="P8">The hike starts at <text:s/>the parking area at the end of the Garden Of Eden road (3487 7520).</text:p>
        </text:list-item>
        <text:list-item>
          <text:p text:style-name="P8">Squeeze past the locked gate and head West, steeply uphill, keeping to the fence line.</text:p>
        </text:list-item>
        <text:list-item>
          <text:p text:style-name="P8">After about 350m the steepness lessens and you start to wind through tall <text:span text:style-name="T17">banna</text:span> grass.</text:p>
        </text:list-item>
        <text:list-item>
          <text:p text:style-name="P9"><text:span text:style-name="T15">After another 350m pass </text:span><text:span text:style-name="T10">Lone Tree Camp Site </text:span><text:span text:style-name="T15">on the right </text:span><text:span text:style-name="T10">341</text:span><text:span text:style-name="T15">3</text:span><text:span text:style-name="T10"> 75</text:span><text:span text:style-name="T15">19</text:span></text:p>
        </text:list-item>
        <text:list-item>
          <text:p text:style-name="P12">Continue to follow the border fence up/down along the ridge line</text:p>
        </text:list-item>
        <text:list-item>
          <text:p text:style-name="P10"><text:span text:style-name="T10">There’s a </text:span><text:span text:style-name="T16"><text:s/>tree with survey benchmarks </text:span><text:span text:style-name="T11">(80 E) </text:span><text:span text:style-name="T16">cut into it </text:span><text:span text:style-name="T10">at </text:span><text:span text:style-name="T16">3293 7521). <text:s/></text:span><text:span text:style-name="T11">The tree is in the middle of the path so hard to miss.</text:span></text:p>
        </text:list-item>
        <text:list-item>
          <text:p text:style-name="P13">The start of the National Park is signposted <text:s/>at the saddle at 3280 7536.</text:p>
        </text:list-item>
        <text:list-item>
          <text:p text:style-name="P14">From 3245 7615 the path starts to climb steeply, across mud and tree routes next to the barbed wire border fence.</text:p>
        </text:list-item>
        <text:list-item>
          <text:p text:style-name="P14">At 3238 7646 the path widens below a cliff face. <text:s/>There is a cave hidden at the base of the cliff. <text:s/>The cave is an interesting adventure, but make sure no youth members attempt to squeeze all the way through. <text:s/>The cave ends in a cliff face, with a large drop below.</text:p>
        </text:list-item>
        <text:list-item>
          <text:p text:style-name="P15">To continue to the summit, traverse North Eastwards round the base of the cliff. <text:s/>After about 100m tape heading up the cliff, marks the final ascent to the summit. <text:s/>The start of ascent is the hardest part after that it is scrambling up a steep, loose slope. <text:s/>A handline, and well placed adults is recommended to reduce risk.</text:p>
        </text:list-item>
        <text:list-item>
          <text:p text:style-name="P16">After about 50m of scrambling the summit ridge is reached. <text:s/>Follow the obvious path to the summit. <text:s/>Take great care as the summit is surrounded by cliffs and steep drops</text:p>
          <text:p text:style-name="P19"><text:span text:style-name="T29">Car </text:span><text:span text:style-name="T30">Directions to</text:span><text:span text:style-name="T31"> start of hike (Parking on Garden of Eden road)</text:span></text:p>
        </text:list-item>
      </text:list>
      <text:list xml:id="list198184836" text:style-name="L2">
        <text:list-item>
          <text:p text:style-name="P7">Head North from Murwillumbah on Queensland Road - sign posted Currumbin) past Taylor's Corner Service Station and showground).</text:p>
        </text:list-item>
        <text:list-item>
          <text:p text:style-name="P7">Continue onto Tomewin Road.</text:p>
        </text:list-item>
        <text:list-item>
          <text:p text:style-name="P7">After about 10km, towards the top of the climb, take sharp left on to the Garden Of Eden road.</text:p>
        </text:list-item>
        <text:list-item>
          <text:p text:style-name="P11">The parking area is about 2.5km along the Garden Of Eden road <text:span text:style-name="T12">(</text:span><text:a xlink:type="simple" xlink:href="https://goo.gl/maps/ZfY8hkaofyv" text:style-name="Internet_20_link" text:visited-style-name="Visited_20_Internet_20_Link"><text:span text:style-name="T13">https://goo.gl/maps/ZfY8hkaofyv</text:span></text:a><text:span text:style-name="T13"> –</text:span><text:span text:style-name="T12"> </text:span><text:span text:style-name="T14">3487 7520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46b46d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East Cougals - Red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20:19:24.529118703</dc:date>
    <meta:editing-duration>PT2H10M51S</meta:editing-duration>
    <meta:editing-cycles>35</meta:editing-cycles>
    <dc:title>East Cougals - Red Cord Hike - V1.0</dc:title>
    <meta:document-statistic meta:table-count="0" meta:image-count="0" meta:object-count="0" meta:page-count="1" meta:paragraph-count="25" meta:word-count="486" meta:character-count="2680" meta:non-whitespace-character-count="2211"/>
  </office:meta>
</office:document-meta>
</file>